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**🔥 TRABAJO UNIVERSITARIO CON VIBES TIKTOK: CONFIGURACIÓN DE SISTEMAS OPERATIVOS 🔥** <text:s/><text:line-break/>*(Para mentes TDAH que necesitan info rápida, divertida y sin sueño)* <text:s/><text:line-break/><text:line-break/>---<text:line-break/><text:line-break/>### **1. SISTEMAS OPERATIVOS: WINDOWS, LINUX Y LA FAMILIA RARITA 🖥️** <text:s/><text:line-break/><text:line-break/>#### **1.1. Windows 10: Las ediciones que nadie entiende (pero existen)** <text:s/><text:line-break/>- **Home Edition**: <text:s/><text:line-break/> <text:s/>- Pa’ tu casa 🏡: Netflix, TikTok, Word y el LOL. <text:s/><text:line-break/> <text:s/>- *Limitaciones*: No sirve pa’ empresas (ni pa’ presumir en LinkedIn). <text:s/><text:line-break/>- **Pro Edition**: <text:s/><text:line-break/> <text:s/>- Pa’ *pros* (o los que se creen): Cifrado de disco, escritorio remoto, y cosas que suenan hacker (pero no lo son). <text:s/><text:line-break/>- **Enterprise Edition**: <text:s/><text:line-break/> <text:s/>- Pa’ empresas grandes 🏢: Control total, updates personalizados, y seguridad nivel Fort Knox. <text:s/><text:line-break/>- **IoT Edition**: <text:s/><text:line-break/> <text:s/>- Pa’ tu nevera inteligente 🧊: Sí, Windows hasta en el microondas. <text:s/><text:line-break/>- **Education Edition**: <text:s/><text:line-break/> <text:s/>- Pa’ colegios 🎒: Bloquea juegos, redes sociales y el *"profe, no me carga el Word"*. <text:s/><text:line-break/><text:line-break/>**Windows Server 2019**: <text:s/><text:line-break/>- **Datacenter**: Pa’ nubes ☁️ y virtualización extrema (como tener 100 PCs en una). <text:s/><text:line-break/>- **Standard**: Pa’ empresas pequeñas que no quieren gastar 💸. <text:s/><text:line-break/>- **Essentials**: Pa’ el negocio familiar 👨👩👧👦 (máximo 25 usuarios, como un grupo de WhatsApp). <text:s/><text:line-break/><text:line-break/>#### **1.2. Linux: El rey del código abierto (y los memes de pingüinos 🐧)** <text:s/><text:line-break/>- **Distros pa’ escritorio**: <text:s/><text:line-break/> <text:s/>- **Ubuntu/Mint**: Facilidad + estabilidad = ❤️ (ideal pa’ ex-usuarios de Windows). <text:s/><text:line-break/> <text:s/>- **Arch Linux**: Para los *"I use Arch btw"* 🧑💻 (tú montas TODO, hasta el salvapantallas). <text:s/><text:line-break/> <text:s/>- **Kali Linux**: Hacking ético 🔓 (pa’ crackear el WiFi de tu vecino… pero legal). <text:s/><text:line-break/> <text:s/>- **Manjaro**: Arch Linux para vagos 😴 (actualizaciones automáticas y sin complicaciones). <text:s/><text:line-break/>- **Distros pa’ servidores**: <text:s/><text:line-break/> <text:s/>- **Red Hat Enterprise**: El Ferrari de los servidores 🏎️ (pero pagas licencia 💰). <text:s/><text:line-break/> <text:s/>- **Ubuntu Server**: Gratis y eficiente 🆓 (pa’ proyectos indie o tu minecraft server). <text:s/><text:line-break/> <text:s/>- **CentOS**: Como Red Hat, pero sin pagar 🤑 (hasta 2024, luego… RIP). <text:s/><text:line-break/><text:line-break/>#### **1.3. Arquitecturas de SO: ¿Cómo está cocinado tu sistema? 🧑🍳** <text:s/><text:line-break/>- **Sistemas en capas (como una cebolla 🧅)**: <text:s/><text:line-break/> <text:s/>- **Núcleo (Kernel)**: El chef principal 🧑🍳 (habla con el hardware: CPU, RAM, discos). <text:s/><text:line-break/> <text:s/>- **Servicios**: Los ayudantes de cocina 👨🍳 (gestión de memoria, procesos, archivos). <text:s/><text:line-break/> <text:s/>- **Interfaz**: El mesero que te trae la comida 🎭 (lo que ves: ventanas, iconos, apps). <text:s/><text:line-break/> <text:s/>- *Ejemplo antiguo*: **MULTICS** (abuelo de los SO modernos, pero nadie lo usa ya). <text:s/><text:line-break/><text:line-break/>- **Sistemas monolíticos (todo en una olla 🍲)**: <text:s/><text:line-break/> <text:s/>- *Ventaja*: Super rápidos 🚀 (todo está en el núcleo). <text:s/><text:line-break/> <text:s/>- *Desventaja*: Si falla una cosa, se cae TODO 💥. <text:s/><text:line-break/> <text:s/>- *Ejemplos*: **MS-DOS**, **UNIX antiguo**, y **Ubuntu** (sí, aunque no lo creas). <text:s/><text:line-break/><text:line-break/>- **Microkernel (lo mínimo pa’ sobrevivir 🏕️)**: <text:s/><text:line-break/><text:soft-page-break/> <text:s/>- *Ventaja*: Estable y seguro 🔒 (solo lo esencial en el núcleo). <text:s/><text:line-break/> <text:s/>- *Desventaja*: Lento 🐢 (comunicación entre procesos es un rollo). <text:s/><text:line-break/> <text:s/>- *Ejemplo*: **MINIX** (el SO que Linus Torvalds odiaba 😤). <text:s/><text:line-break/><text:line-break/>- **Kernel híbrido (lo mejor de ambos mundos 🌍)**: <text:s/><text:line-break/> <text:s/>- *Cómo funciona*: Mix entre monolítico y microkernel 🤝. <text:s/><text:line-break/> <text:s/>- *Ejemplos*: **Windows NT** (10, 11…), **macOS** (el que usa tu compu con logo de manzana 🍎). <text:s/><text:line-break/><text:line-break/>---<text:line-break/><text:line-break/>### **2. GESTIÓN DE ARCHIVOS: DONDE VIVEN TUS FOTOS, MEMES Y TUS 50 GB DE MINECRAFT 🗃️** <text:s/><text:line-break/><text:line-break/>#### **2.1. Sistemas de archivos: El formato de tu USB (que siempre eliges mal)** <text:s/><text:line-break/>- **FAT32**: <text:s/><text:line-break/> <text:s/>- *Pros*: Compatible con TODO (PS4, TVs, hasta lavadoras inteligentes 🧺). <text:s/><text:line-break/> <text:s/>- *Contras*: Límite de 4 GB por archivo (adiós películas en 4K 🚫). <text:s/><text:line-break/>- **exFAT**: <text:s/><text:line-break/> <text:s/>- *Pros*: Archivos de 16 EB (sí, **exabytes**, pa’ que no te quedes sin espacio en 3023). <text:s/><text:line-break/> <text:s/>- *Contras*: Menos seguro que NTFS (pero mejor que FAT32). <text:s/><text:line-break/>- **NTFS**: <text:s/><text:line-break/> <text:s/>- *Pros*: Journaling 🔄, cifrado, permisos avanzados (el Fort Knox digital). <text:s/><text:line-break/> <text:s/>- *Contras*: Linux lo lee, pero no escribe siempre (problemas de celos entre SOs 😒). <text:s/><text:line-break/>- **APFS**: <text:s/><text:line-break/> <text:s/>- *Pros*: Optimizado para SSDs 🚀 (rápido en Macs). <text:s/><text:line-break/> <text:s/>- *Contras*: Solo pa’ Apple (si usas Windows, ni lo intentes 🍏❌). <text:s/><text:line-break/>- **ext4**: <text:s/><text:line-break/> <text:s/>- *Pros*: Estándar en Linux 🐧, journaling, archivos de 16 TB. <text:s/><text:line-break/> <text:s/>- *Contras*: En Windows necesitas apps externas (como **WSL** o morir 💀). <text:s/><text:line-break/><text:line-break/>#### **2.2. Journaling: El diario íntimo de tu disco duro 📔** <text:s/><text:line-break/>- *¿Qué hace?*: Apunta cada cambio antes de hacerlo. Si hay un apagón ⚡, recupera todo como si nada. <text:s/><text:line-break/>- *Ejemplo*: Es como guardar un juego cada 5 minutos 🎮… pero automático. <text:s/><text:line-break/>- *Sistemas que lo usan*: NTFS, ext4, APFS (FAT32 sigue en 1995 sin esto 😭). <text:s/><text:line-break/><text:line-break/>#### **2.3. Fragmentación: El caos en tu disco 🧩** <text:s/><text:line-break/>- *¿Por qué pasa?*: Los archivos se guardan en trozos por todo el disco. <text:s/><text:line-break/>- *Solución*: <text:s/><text:line-break/> <text:s/>- **Windows**: Desfragmentador de discos (o comprar un SSD y olvidarte 💸). <text:s/><text:line-break/> <text:s/>- **Linux/EXT4**: Ni te preocupes, ya lo maneja solo 🤖. <text:s/><text:line-break/><text:line-break/>---<text:line-break/><text:line-break/>### **3. PARTICIONES DE DISCO: DIVIDE TU DISCO COMO SI FUERA UNA PIZZA 🍕** <text:s/><text:line-break/><text:line-break/>#### **3.1. MBR vs GPT: La guerra de los formatos** <text:s/><text:line-break/>- **MBR (Master Boot Record)**: <text:s/><text:line-break/> <text:s/>- *Ventaja*: Compatible con todo (hasta con Windows XP 👴). <text:s/><text:line-break/> <text:s/>- *Desventaja*: Máximo 4 particiones primarias 💔 y 2 TB de disco. <text:s/><text:line-break/>- **GPT (GUID Partition Table)**: <text:s/><text:line-break/><text:soft-page-break/> <text:s/>- *Ventaja*: Hasta 128 particiones 🎉 y discos de 9.4 ZB (sí, *zettabytes*). <text:s/><text:line-break/> <text:s/>- *Desventaja*: Necesitas UEFI (las BIOS viejitas no lo soportan 😞). <text:s/><text:line-break/><text:line-break/>#### **3.2. Tipos de particiones** <text:s/><text:line-break/>- **Primarias**: Las VIP 🎫 (máximo 4 en MBR). <text:s/><text:line-break/>- **Extendida**: El contenedor de las secundarias 📦 (para crear infinitas lógicas). <text:s/><text:line-break/>- **Lógicas**: Las que viven dentro de la extendida 🧳 (pa’ guardar tus 1000 series en orden). <text:s/><text:line-break/><text:line-break/>#### **3.3. Ejemplo real: Configurando Linux** <text:s/><text:line-break/>1. **/ (raíz)**: Donde vive el SO (20 GB mínimo, pero con 50 GB respiras mejor 🌬️). <text:s/><text:line-break/>2. **/home**: Tus documentos, música, memes 🎵 (todo lo personal aquí). <text:s/><text:line-break/>3. **swap**: La RAM de emergencia 💾 (ideal si tienes poca RAM física). <text:s/><text:line-break/>4. **/boot**: Los archivos de arranque 🥾 (300 MB pa’ no sufrir). <text:s/><text:line-break/><text:line-break/>---<text:line-break/><text:line-break/>### **4. RAID: CUANDO TUS DISCOS TRABAJAN EN EQUIPO 🤝** <text:s/><text:line-break/><text:line-break/>#### **4.1. Tipos de RAID (elige tu estilo)** <text:s/><text:line-break/>- **RAID 0 (Striping)**: <text:s/><text:line-break/> <text:s/>- *Velocidad*: 🚀🚀 (divide los datos en 2+ discos). <text:s/><text:line-break/> <text:s/>- *Riesgo*: Si un disco muere, pierdes TODO 🪦. <text:s/><text:line-break/> <text:s/>- *Ejemplo*: Gamer que quiere cargar el GTA V en 2 segundos 🎮. <text:s/><text:line-break/><text:line-break/>- **RAID 1 (Mirroring)**: <text:s/><text:line-break/> <text:s/>- *Seguridad*: 🔄 (copia exacta en 2 discos). <text:s/><text:line-break/> <text:s/>- *Desventaja*: Ocupa el doble de espacio 💸. <text:s/><text:line-break/> <text:s/>- *Ejemplo*: Tus fotos de viajes 🌍 (nadie quiere perderlas). <text:s/><text:line-break/><text:line-break/>- **RAID 5 (Paridad)**: <text:s/><text:line-break/> <text:s/>- *Balance*: ⚖️ (3+ discos, reconstruye datos si uno falla). <text:s/><text:line-break/> <text:s/>- *Contra*: Lento en escritura 🐢 (pero rápido en lectura). <text:s/><text:line-break/> <text:s/>- *Para*: Servidores de empresas 💼. <text:s/><text:line-break/><text:line-break/>- **RAID 10 (1+0)**: <text:s/><text:line-break/> <text:s/>- *Velocidad + seguridad*: 🌟 (espejo + striping, necesita 4 discos). <text:s/><text:line-break/> <text:s/>- *Costo*: 💰💰 (pero es GOD para bases de datos). <text:s/><text:line-break/><text:line-break/>#### **4.2. Configuración: ¿Software o Hardware?** <text:s/><text:line-break/>- **Software**: <text:s/><text:line-break/> <text:s/>- *Pros*: Gratis (lo hace tu SO). <text:s/><text:line-break/> <text:s/>- *Contras*: Usa recursos de tu CPU 🐌. <text:s/><text:line-break/>- **Hardware**: <text:s/><text:line-break/> <text:s/>- *Pros*: Tarjeta dedicada = máxima velocidad 🚄. <text:s/><text:line-break/> <text:s/>- *Contras*: Caro 💸 (y si se rompe, adiós datos). <text:s/><text:line-break/><text:line-break/>---<text:line-break/><text:line-break/>### **5. GESTIÓN DE USUARIOS: ¿QUIÉN PUEDE HACER QUÉ? 👤🔑** <text:s/><text:line-break/><text:line-break/>#### **5.1. Tipos de usuarios** <text:s/><text:line-break/>- **Administrador (Root)**: <text:s/><text:line-break/><text:soft-page-break/> <text:s/>- *Poderes*: Instalar programas, borrar sistemas, formatear discos 💣. <text:s/><text:line-break/> <text:s/>- *Riesgo*: Un clic equivocado = PC bricked ☠️. <text:s/><text:line-break/>- **Usuario estándar**: <text:s/><text:line-break/> <text:s/>- *Puede*: Navegar, usar apps, guardar archivos 📁. <text:s/><text:line-break/> <text:s/>- *No puede*: Tocar configs del sistema 🚫. <text:s/><text:line-break/>- **Invitado**: <text:s/><text:line-break/> <text:s/>- *Acceso*: Limitado (como el WiFi de un café ☕). <text:s/><text:line-break/> <text:s/>- *Ventaja*: No guarda cookies ni historial 🕶️. <text:s/><text:line-break/><text:line-break/>#### **5.2. Permisos (Linux vs Windows)** <text:s/><text:line-break/>- **Windows (NTFS)**: <text:s/><text:line-break/> <text:s/>- *Permisos*: Lectura, escritura, ejecución, control total 🛡️. <text:s/><text:line-break/> <text:s/>- *Cómo cambiarlos*: Botón derecho &gt; Propiedades &gt; Seguridad 🔐. <text:s/><text:line-break/>- **Linux (ext4)**: <text:s/><text:line-break/> <text:s/>- *Permisos*: **r** (read), **w** (write), **x** (execute). <text:s/><text:line-break/> <text:s/>- *Comandos*: <text:s/><text:line-break/> <text:s text:c="3"/>- `chmod 755 archivo` → Tú (todo), otros (solo leer/ejecutar). <text:s/><text:line-break/> <text:s text:c="3"/>- `chown usuario:grupo archivo` → Cambiar dueño 🔄. <text:s/><text:line-break/><text:line-break/>#### **5.3. Seguridad: No seas el héroe sin capa 🦸♂️** <text:s/><text:line-break/>- **Contraseñas fuertes**: <text:s/><text:line-break/> <text:s/>- *Ejemplo malo*: `123456` ❌. <text:s/><text:line-break/> <text:s/>- *Ejemplo GOD*: `M1_P@ssw0rd_Es_Ir0ncl4d` ✅. <text:s/><text:line-break/>- **Autenticación en 2 pasos**: <text:s/><text:line-break/> <text:s/>- *Apps*: Google Authenticator, Authy 📲. <text:s/><text:line-break/> <text:s/>- *Ventaja*: Aunque te roben la clave, no entran sin tu teléfono 🔒. <text:s/><text:line-break/><text:line-break/>---<text:line-break/><text:line-break/>### **EXTRA: TRUCOS PA’ EL EXAMEN 🧠** <text:s/><text:line-break/>- **RAID 0 vs RAID 1**: <text:s/><text:line-break/> <text:s/>- *RAID 0*: Como un castillo de naipes 🃏 (si cae uno, se cae todo). <text:s/><text:line-break/> <text:s/>- *RAID 1*: Como un espejo 🪞 (si uno se rompe, el otro sigue). <text:s/><text:line-break/>- **MBR vs GPT**: <text:s/><text:line-break/> <text:s/>- *MBR*: El abuelo que usa CD 💿. <text:s/><text:line-break/> <text:s/>- *GPT*: El tío joven con iPhone 15 📱. <text:s/><text:line-break/>- **Journaling**: <text:s/><text:line-break/> <text:s/>- *Imagina*: Es el "Ctrl + Z" de tu disco duro 🔄. <text:s/><text:line-break/><text:line-break/>**¡RECUERDA!** <text:s/><text:line-break/>- Estudia en sprints de 20 mins 🏃♂️ + 5 mins de TikTok 🎵. <text:s/><text:line-break/>- Usa **mnemotecnias**: "NTFS = New Technology File System = Nuevo, rápido y seguro 🛡️". <text:s/><text:line-break/>- Si te pierdes, vuelve a este resumen. ¡Tú puedes! 💪 <text:s/><text:line-break/><text:line-break/>#SistemasOperativos #TDAH #AprobadoSeguro 🚀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20T16:19:20.452224800</meta:creation-date>
    <dc:date>2025-02-20T16:20:03.174246700</dc:date>
    <meta:editing-duration>PT44S</meta:editing-duration>
    <meta:editing-cycles>1</meta:editing-cycles>
    <meta:document-statistic meta:table-count="0" meta:image-count="0" meta:object-count="0" meta:page-count="4" meta:paragraph-count="1" meta:word-count="1432" meta:character-count="8933" meta:non-whitespace-character-count="7003"/>
    <meta:generator>LibreOffice/25.2.0.3$Windows_X86_64 LibreOffice_project/e1cf4a87eb02d755bce1a01209907ea5ddc8f069</meta:generator>
  </office:meta>
</office:document-meta>
</file>